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2024-12-16 21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2024-03-18 14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2416" calcext:value-type="float">
            <text:p>31.52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2022-12-08 17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2020-12-10 21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2019-12-09 22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6072" calcext:value-type="float">
            <text:p>31.05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2018-12-09 22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2017-12-11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2016-12-10 2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201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201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201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201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201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200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392" calcext:value-type="float">
            <text:p>31.36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200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2003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200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7896" calcext:value-type="float">
            <text:p>29.77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1998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199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199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199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5328" calcext:value-type="float">
            <text:p>30.0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199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199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1992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1991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2256" calcext:value-type="float">
            <text:p>30.24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199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198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1988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198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59592" calcext:value-type="float">
            <text:p>36.35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1986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1985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198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198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1981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1980-0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1977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9401</text:p>
          </table:table-cell>
          <table:table-cell office:value-type="string" calcext:value-type="string">
            <text:p>1968-10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6" meta:object-count="0"/>
    <meta:user-defined meta:name="AppVersion">3.0</meta:user-defined>
  </office:meta>
</office:document-meta>
</file>